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5" svg:width="2.386cm" svg:height="1.592cm" draw:transform="rotate (0.5235987755982) translate (12.7582083333333cm 0.146402777777778cm)"><draw:text-box><text:p text:style-name="P14"><text:span text:style-name="T2"/></text:p><text:p text:style-name="P14"><text:span text:style-name="T3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　表計算ソフト　〜Calc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表計算<text:span text:style-name="T1">ソフト「Calc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２年１２月　８日（水）　１８：３０〜２０：００</text:p>
      <text:p text:style-name="P5"><text:tab/>２日目　平成２２年１２月１５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Calcの概要」</text:p>
      <text:p text:style-name="P5"><text:tab/>基本操作、行・列の操作、表の操作、複数セルの結合、外枠の設定、計算式と関数、</text:p>
      <text:p text:style-name="P5"><text:tab/>グラフ、フィルタ、並べ替え、印刷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0/10/19/openofficeorg-seminar-20101208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表計算ソフト　〜Calc〜</text:p>
      <text:p text:style-name="P9"/>
      <text:p text:style-name="P8">参加申込書</text:p>
      <text:p text:style-name="P8">[開催日：12/8(水),12/15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04H30M27S</meta:editing-duration>
    <meta:editing-cycles>25</meta:editing-cycles>
    <meta:generator>OpenOffice.org/3.2$Unix OpenOffice.org_project/320m18$Build-9502</meta:generator>
    <dc:date>2010-10-19T13:27:39</dc:date>
    <dc:creator>Toru Kurahashi</dc:creator>
    <meta:document-statistic meta:table-count="1" meta:image-count="0" meta:object-count="0" meta:page-count="2" meta:paragraph-count="48" meta:word-count="520" meta:character-count="1380"/>
    <meta:template xlink:type="simple" xlink:actuate="onRequest" xlink:title="無題" xlink:href="../無題.ott" meta:date="2010-03-20T17:29:56"/>
  </office:meta>
</office:document-meta>
</file>